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1000001829483E26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48pt"/>
    </style:style>
    <style:style style:name="P4" style:family="paragraph">
      <style:text-properties fo:font-size="66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8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66pt" fo:font-weight="bold" style:font-size-asian="48pt" style:font-weight-asian="bold" style:font-size-complex="48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>
            <text:p/>
          </draw:image>
        </draw:frame>
        <draw:frame draw:style-name="gr2" draw:text-style-name="P2" draw:layer="layout" svg:width="5.9cm" svg:height="2.795cm" svg:x="1cm" svg:y="1.718cm">
          <draw:text-box>
            <text:p><text:span text:style-name="T1">関東</text:span></text:p>
          </draw:text-box>
        </draw:frame>
        <draw:frame draw:style-name="gr2" draw:text-style-name="P4" draw:layer="layout" svg:width="8.9cm" svg:height="2.1cm" svg:x="20.4cm" svg:y="2.6cm">
          <draw:text-box>
            <text:p text:style-name="P3"><text:span text:style-name="T2">ハッカソン</text:span></text:p>
          </draw:text-box>
        </draw:frame>
        <draw:frame draw:style-name="gr2" draw:text-style-name="P5" draw:layer="layout" svg:width="5.9cm" svg:height="2.372cm" svg:x="11.5cm" svg:y="4.518cm">
          <draw:text-box>
            <text:p text:style-name="P1"><text:span text:style-name="T3">(#1)</text:span></text:p>
          </draw:text-box>
        </draw:frame>
        <draw:frame draw:style-name="gr3" draw:text-style-name="P8" draw:layer="layout" svg:width="27.4cm" svg:height="10.439cm" svg:x="1cm" svg:y="8.369cm">
          <draw:text-box>
            <text:p text:style-name="P6"><text:span text:style-name="T4">開始</text:span><text:span text:style-name="T4">:</text:span><text:span text:style-name="T4"><text:tab/></text:span><text:span text:style-name="T4">12:00</text:span></text:p>
            <text:p text:style-name="P6"><text:span text:style-name="T4">終了</text:span><text:span text:style-name="T4">:</text:span><text:span text:style-name="T4"><text:tab/></text:span><text:span text:style-name="T4">21:00</text:span></text:p>
            <text:p text:style-name="P7"><text:span text:style-name="T4">場所：</text:span><text:span text:style-name="T4"><text:tab/></text:span><text:span text:style-name="T4">KDDI</text:span><text:span text:style-name="T4">ウェブコミュニケーションズ ６</text:span><text:span text:style-name="T4">F</text:span><text:span text:style-name="T4">セミナールーム</text:span></text:p>
            <text:p text:style-name="P6"><text:span text:style-name="T4">主催：</text:span><text:span text:style-name="T4"><text:tab/></text:span><text:span text:style-name="T4">LibreOffice</text:span><text:span text:style-name="T4">日本語チーム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5">代表：小笠原徳彦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徳彦 小笠原</meta:initial-creator>
    <meta:creation-date>2013-01-31T03:38:41</meta:creation-date>
    <dc:date>2013-12-21T08:48:12.781952220</dc:date>
    <dc:creator>Naruhiko Ogasawara</dc:creator>
    <meta:editing-duration>PT10M44S</meta:editing-duration>
    <meta:editing-cycles>8</meta:editing-cycles>
    <meta:generator>LibreOffice/4.1.3.2$Linux_X86_64 LibreOffice_project/410m0$Build-2</meta:generator>
    <meta:printed-by>Naruhiko Ogasawara</meta:printed-by>
    <meta:print-date>2013-12-21T08:47:36.713436854</meta:print-date>
    <meta:document-statistic meta:object-count="5"/>
  </office:meta>
</office:document-meta>
</file>